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Git status</text:p>
      <text:p text:style-name="Normal">Git add --a</text:p>
      <text:p text:style-name="Normal">Git commit -m “comments”</text:p>
      <text:p text:style-name="Normal"/>
      <text:p text:style-name="Normal">Git diff filename.txt</text:p>
      <text:p text:style-name="Normal">Git diff –stage filename.txt</text:p>
      <text:p text:style-name="Normal">Git reset status</text:p>
      <text:p text:style-name="Normal">Git checkout .</text:p>
      <text:p text:style-name="Normal">Git checkout filename.txt</text:p>
      <text:p text:style-name="Normal">Exit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key, Suchita</meta:initial-creator>
    <dc:creator>Ukey, Suchita</dc:creator>
    <meta:creation-date>2020-09-14T18:35:00Z</meta:creation-date>
    <dc:date>2020-09-14T18:46:00Z</dc:date>
    <meta:template xlink:href="Normal.dotm" xlink:type="simple"/>
    <meta:editing-cycles>3</meta:editing-cycles>
    <meta:editing-duration>PT660S</meta:editing-duration>
    <meta:document-statistic meta:page-count="1" meta:paragraph-count="1" meta:word-count="24" meta:character-count="163" meta:row-count="1" meta:non-whitespace-character-count="140"/>
  </office:meta>
</office:document-meta>
</file>